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9a61" officeooo:paragraph-rsid="00059a61"/>
    </style:style>
    <style:style style:name="P2" style:family="paragraph" style:parent-style-name="Standard">
      <style:paragraph-properties fo:text-align="start" style:justify-single-word="false"/>
      <style:text-properties officeooo:rsid="00059a61" officeooo:paragraph-rsid="00059a61"/>
    </style:style>
    <style:style style:name="P3" style:family="paragraph" style:parent-style-name="Standard">
      <style:paragraph-properties fo:text-align="start" style:justify-single-word="false"/>
      <style:text-properties officeooo:rsid="00063156" officeooo:paragraph-rsid="00063156"/>
    </style:style>
    <style:style style:name="P4" style:family="paragraph" style:parent-style-name="Standard">
      <style:paragraph-properties fo:text-align="start" style:justify-single-word="false"/>
      <style:text-properties officeooo:rsid="00069001" officeooo:paragraph-rsid="00069001"/>
    </style:style>
    <style:style style:name="P5" style:family="paragraph" style:parent-style-name="Standard">
      <style:paragraph-properties fo:text-align="start" style:justify-single-word="false"/>
      <style:text-properties officeooo:rsid="00069001" officeooo:paragraph-rsid="00086d98"/>
    </style:style>
    <style:style style:name="P6" style:family="paragraph" style:parent-style-name="Standard">
      <style:paragraph-properties fo:text-align="start" style:justify-single-word="false"/>
      <style:text-properties officeooo:rsid="00069001" officeooo:paragraph-rsid="000b2ccc"/>
    </style:style>
    <style:style style:name="P7" style:family="paragraph" style:parent-style-name="Standard">
      <style:paragraph-properties fo:text-align="start" style:justify-single-word="false"/>
      <style:text-properties officeooo:rsid="00069001" officeooo:paragraph-rsid="000b5a12"/>
    </style:style>
    <style:style style:name="P8" style:family="paragraph" style:parent-style-name="Standard">
      <style:paragraph-properties fo:text-align="start" style:justify-single-word="false"/>
      <style:text-properties officeooo:rsid="00069001" officeooo:paragraph-rsid="000ea5e1"/>
    </style:style>
    <style:style style:name="P9" style:family="paragraph" style:parent-style-name="Standard">
      <style:paragraph-properties fo:text-align="start" style:justify-single-word="false"/>
      <style:text-properties officeooo:rsid="0008eff2" officeooo:paragraph-rsid="0008eff2"/>
    </style:style>
    <style:style style:name="T1" style:family="text">
      <style:text-properties officeooo:rsid="00069001"/>
    </style:style>
    <style:style style:name="T2" style:family="text">
      <style:text-properties officeooo:rsid="00086d98"/>
    </style:style>
    <style:style style:name="T3" style:family="text">
      <style:text-properties officeooo:rsid="0008eff2"/>
    </style:style>
    <style:style style:name="T4" style:family="text">
      <style:text-properties officeooo:rsid="00099df3"/>
    </style:style>
    <style:style style:name="T5" style:family="text">
      <style:text-properties officeooo:rsid="000ea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sanHub Assigment : Metoffice</text:p>
      <text:p text:style-name="P1"/>
      <text:p text:style-name="P2">Project Implementation Using:</text:p>
      <text:p text:style-name="P2"/>
      <text:p text:style-name="P2">1. Python 3.6</text:p>
      <text:p text:style-name="P3">2. Django</text:p>
      <text:p text:style-name="P3">3. ORM: Django’s inbuilt ORM</text:p>
      <text:p text:style-name="P3">4. DB: sqlite3 (Django’s default)</text:p>
      <text:p text:style-name="P3"/>
      <text:p text:style-name="P3">Approach Used:</text:p>
      <text:p text:style-name="P3"/>
      <text:p text:style-name="P3">1. Downlaod all the required data files (fixed-width text file) from metoffice site <text:span text:style-name="T1">programatically</text:span></text:p>
      <text:p text:style-name="P4">2. Convert to them to CSV, <text:s/>to avoid mis-interpretation of blank/null value</text:p>
      <text:p text:style-name="P4">3. Load them to DB using ORM ( used created or update approach)</text:p>
      <text:p text:style-name="P4">4. Table/Model structure:</text:p>
      <text:p text:style-name="P4"><text:tab/>a. Columns : Region, Year, Season, Tmin, Tmean, Tmax, Rainfall, Sunshine</text:p>
      <text:p text:style-name="P4"><text:tab/>b. Constrains: Unique Key (Region, Year, Season)</text:p>
      <text:p text:style-name="P5"><text:span text:style-name="T2"><text:tab/>c. Index: <text:s/></text:span>Region, Year, Season</text:p>
      <text:p text:style-name="P9">5. Display graphs per attribute (i.e. Tmin, Tmax, Rainfall, Sunshine)</text:p>
      <text:p text:style-name="P9"><text:tab/>a. used django-graphos + gchart (Google Chart js lib)</text:p>
      <text:p text:style-name="P9"><text:tab/>b. displayed a single attribute over the seasons for each region</text:p>
      <text:p text:style-name="P9"><text:tab/>c. used ColumnChart</text:p>
      <text:p text:style-name="P9"/>
      <text:p text:style-name="P9">Facts: </text:p>
      <text:p text:style-name="P6"><text:span text:style-name="T3"><text:tab/>1. Among all countries England recorded lowest temperature in August over centuries</text:span></text:p>
      <text:p text:style-name="P7"><text:span text:style-name="T4"><text:tab/>2. Among all countries Wales recorded highest temperature in August over centuries</text:span></text:p>
      <text:p text:style-name="P8"><text:tab/><text:span text:style-name="T5">3. Among all countries England recorded heavy rainfall in August over centur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6:17.905034525</meta:creation-date>
    <dc:date>2017-12-05T22:33:33.154172874</dc:date>
    <meta:editing-duration>PT17M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59" meta:character-count="1034" meta:non-whitespace-character-count="885"/>
  </office:meta>
</office:document-meta>
</file>